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el"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office:automatic-styles>
  <office:body>
    <office:text text:use-soft-page-breaks="true">
      <text:p text:style-name="P1">Telekom Quic Challenge</text:p>
      <text:p text:style-name="Untertitel">Science Hack 2018</text:p>
      <text:h text:style-name="Überschrift1" text:outline-level="1">Challenge</text:h>
      <text:list text:style-name="LFO1" text:continue-numbering="true">
        <text:list-item>
          <text:p text:style-name="P2">Setup of a webserver using quic</text:p>
        </text:list-item>
        <text:list-item>
          <text:p text:style-name="P3">Compare<text:s/>its<text:s/>performance<text:s/>to TCP based webservers</text:p>
        </text:list-item>
      </text:list>
      <text:h text:style-name="Überschrift1" text:outline-level="1">Research</text:h>
      <text:p text:style-name="Textbody">Quic is a new<text:s/>network<text:s/>protocol on the<text:s/>transport layer<text:s/>initially<text:s/>developed by Google and is based on UDP.<text:s/>It aims to improve performance of web applications compared to<text:s/>TCP. Its main advantages are:</text:p>
      <text:list text:style-name="LFO2" text:continue-numbering="true">
        <text:list-item>
          <text:p text:style-name="P4">Always using<text:s/>encryption/TLS (even parts of<text:s/>the<text:s/>headers<text:s/>are encrypted)</text:p>
        </text:list-item>
        <text:list-item>
          <text:p text:style-name="P5">All handshakes<text:s/>are<text:s/>done in parallel</text:p>
        </text:list-item>
        <text:list-item>
          <text:p text:style-name="P6">Better congestion avoidance (done<text:s/>in user space which enables faster<text:s/>improvements)</text:p>
        </text:list-item>
      </text:list>
      <text:p text:style-name="Textbody">The big challenge when writing quic-based applications<text:s/>is that there are not many working and well documented implementations.<text:s/>We looked at the following implementations:</text:p>
      <text:h text:style-name="Überschrift2" text:outline-level="2">Chromium</text:h>
      <text:p text:style-name="Textbody">The chromium/chrome browser is already capable of handling quic as client. Furthermore, the chromium source code<text:s/>provides quic functionalities<text:s/>for<text:s/>both client and server side which one is supposed to play around with. There is some<text:s/>documentation,<text:s/>but it doesn’t go into the details of the API but rather explains how the quic protocol works and what its strengths are. At first, it was unclear to us, which<text:s/>parts<text:s/>of chromium we had<text:s/>to build to use the quic features. After managing to extract the quic server and client, we set them up using the suggested settings. They both ran but<text:s/>couldn’t<text:s/>connect to each other and we couldn’t figure<text:s/>out, what the problem was.</text:p>
      <text:h text:style-name="Überschrift2" text:outline-level="2">Libquic and<text:s/>Protoquic</text:h>
      <text:p text:style-name="Textbody">These<text:s/>libraries extract<text:s/>the quic related parts of the chromium<text:s/>project. The issue with them is that they don’t provide any documentation themselves but refer to chromium’s, which is not applicable to them.<text:s/>They also are no<text:s/>longer under active development.</text:p>
      <text:h text:style-name="Überschrift2" text:outline-level="2">Quic-go</text:h>
      <text:p text:style-name="Textbody">Quic-go is an implementation of quic in<text:s/>Go (Google-developed language).<text:s/>It is under active development and provides<text:s/>an example client<text:s/>and server .One problem we faced with<text:s/>quic-go<text:s/>was that it needs<text:s/>Go<text:s/>1.9<text:s/>or higher<text:s/>which wasn’t yet supplied in<text:s/>the<text:s/>Debian repositories, but after installing the latest version and overcoming some challenges with the way the Go workspace needs to be set up we<text:s/><text:soft-page-break/>managed to<text:s/>connect<text:s/>the client and server<text:s/>to each other. Unfortunately, we had almost no knowledge of<text:s/>the<text:s/>Go<text:s/>language.</text:p>
      <text:h text:style-name="Überschrift2" text:outline-level="2">Caddy Server</text:h>
      <text:p text:style-name="Textbody">Caddy is an open source server which<text:s/>has experimental quic-support provided by<text:s/>quic-go.<text:s/>In the end we<text:s/>used<text:s/>Caddy to set up a server on a<text:s/>virtual machine<text:s/>in the<text:s/>Open<text:s/>Telekom<text:s/>Cloud.<text:s/>The last problem we faced there was the certificate required for<text:s/>encryption which is required by<text:s/>quic, but by using a free domain name from freenom.com we were able to generate a certificate using Let’s Encrypt and were<text:s/>finally<text:s/>able to load a page in Chrome<text:s/>served<text:s/>via quic.</text:p>
      <text:h text:style-name="Überschrift1" text:outline-level="1">Performance<text:s/>Testing</text:h>
      <text:p text:style-name="Textbody">To compare the performance of quic compared to TCP-based webservers we created<text:s/>several<text:s/>html files<text:s/>which were then<text:s/>served by<text:s/>three different<text:s/>caddy servers<text:s/>configured to use<text:s/>TCP/HTTP2, TCP/HTTP1.1 and QUIC.<text:s/>The<text:s/>servers were all running on the same VM and served<text:s/>the same<text:s/>files.<text:s/>The files<text:s/>contained<text:s/>different types of data:<text:s/>Some were different sized simple<text:s/>html files containing only<text:s/>text,<text:s/>some included a few other CSS or JavaScript-files and some required a large number of data and images<text:s/>to be fetched. We<text:s/>then<text:s/>set up some automated tests measuring the loading time of the servers for the different files (see separate .csv files for results). One problem we faced there was<text:s/>the large difference in load time when certain files were cached by the browser. Because there currently still aren’t any command line utilities<text:s/>supporting quic<text:s/>so<text:s/>we had to use Chrome for the tests.<text:s/>In the end we managed to find a Chrome<text:s/>extension which suppressed all the caching done by the browser.</text:p>
      <text:p text:style-name="Textbody">The tests showed<text:s/>that<text:s/>quic<text:s/>outperforms HTTP/1.1<text:s/>in almost every case<text:s/>but<text:s/>there was hardly<text:s/>any<text:s/>difference in loading time compared to<text:s/>HTTP/2<text:s/>on<text:s/>TCP. The cases in which it was a bit better were<text:s/>when<text:s/>transferring<text:s/>many<text:s/>small files and<text:s/>when using<text:s/>a weak or partially blocked internet connec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ene</dc:creator>
    <meta:creation-date>2018-12-02T10:56:00Z</meta:creation-date>
    <dc:date>2018-12-02T18:08:00Z</dc:date>
    <meta:template xlink:href="Normal.dotm" xlink:type="simple"/>
    <meta:editing-cycles>352</meta:editing-cycles>
    <meta:editing-duration>PT0S</meta:editing-duration>
    <meta:document-statistic meta:page-count="2" meta:paragraph-count="7" meta:word-count="537" meta:character-count="3919" meta:row-count="28" meta:non-whitespace-character-count="3389"/>
  </office:meta>
</office:document-meta>
</file>